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3.5pt"/>
    </style:style>
    <style:style style:name="T1" style:family="text">
      <style:text-properties officeooo:rsid="000d144d"/>
    </style:style>
    <style:style style:name="T2" style:family="text">
      <style:text-properties style:font-name="sans-serif" fo:font-size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aça um algoritmo que imprima todos os números inteiros de 1 a N (fornecido pelo usuário). </text:p>
      <text:p text:style-name="P1">2. Faça um algoritmo que leia um número N, some todos os números inteiros de 1 a N, e mostre o resultado obtido. </text:p>
      <text:p text:style-name="P1"><text:span text:style-name="T1">3</text:span>. Escreva um algoritmo que leia um conjunto de 20 números inteiros e mostre qual foi o maior e o menor valor fornecido. </text:p>
      <text:p text:style-name="P1"><text:span text:style-name="T1">4</text:span>. Imprima uma tabela de conversão de polegadas para centímetros, de 1 a 20. Considere que Polegada = Centímetro * 2,54. </text:p>
      <text:p text:style-name="P1"/>
      <text:p text:style-name="P1"><text:span text:style-name="T1">5</text:span>. Em uma eleição presidencial existem quatro candidatos. Os votos são informados por código. Os dados utilizados para a escrutinagem obedecem à seguinte codificação: </text:p>
      <text:p text:style-name="P1">* 1, 2, 3, 4 = voto para os respectivos candidatos;</text:p>
      <text:p text:style-name="P1">* 5 = voto nulo; </text:p>
      <text:p text:style-name="P1">* 6 = voto em branco. </text:p>
      <text:p text:style-name="P1">Elabore um algoritmo que calcule e escreva: </text:p>
      <text:p text:style-name="P1">* o total de votos para cada candidato e seu percentual sobre o total; </text:p>
      <text:p text:style-name="P1">* o total de votos nulos e seu percentual sobre o total; </text:p>
      <text:p text:style-name="P1">* o total de votos em branco e seu percentual sobre o total. </text:p>
      <text:p text:style-name="P1">Como finalizador do conjunto de votos, tem-se o valor 0 (zero). </text:p>
      <text:p text:style-name="P1"><text:span text:style-name="T1">6</text:span>. Anacleto tem 1,50 m e cresce 2 cm por ano, enquanto Felisberto tem 1,10 m e cresce 3 cm por ano. Construa um algoritmo que calcule e imprima quantos anos serão necessários para que Felisberto seja </text:p>
      <text:p text:style-name="P1">maior que Anacleto. </text:p>
      <text:p text:style-name="P1"><text:span text:style-name="T1">7</text:span>. Faça um algoritmo que seja capaz de obter o resultado de uma exponenciação para qualquer base e expoente inteiro fornecidos, sem utilizar a operação de exponenciação.</text:p>
      <text:p text:style-name="P1"><text:span text:style-name="T1">8</text:span>. A conversão de graus Fahrenheit para centígrados e obtida pela fórmula C = 5/9 (F − 32). Escreva um algoritmo que calcule e escreva uma tabela de graus centígrados em função de graus Fahrenheit que </text:p>
      <text:p text:style-name="Standard"><text:span text:style-name="T2">variem de 50 a 150 de 1 em 1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3:17:57.402650105</meta:creation-date>
    <dc:date>2017-04-10T13:24:51.621729354</dc:date>
    <meta:editing-duration>PT6M54S</meta:editing-duration>
    <meta:editing-cycles>1</meta:editing-cycles>
    <meta:document-statistic meta:table-count="0" meta:image-count="0" meta:object-count="0" meta:page-count="1" meta:paragraph-count="18" meta:word-count="299" meta:character-count="1623" meta:non-whitespace-character-count="1326"/>
    <meta:generator>LibreOffice/5.2.6.2$Linux_X86_64 LibreOffice_project/20$Build-2</meta:generator>
  </office:meta>
</office:document-meta>
</file>